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egoe UI" svg:font-family="'Segoe UI'"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style:font-face style:name="Tahoma" svg:font-family="Tahoma"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text-properties fo:language="en" fo:country="US"/>
    </style:style>
    <style:style style:name="P4" style:family="paragraph" style:parent-style-name="Exalted">
      <style:paragraph-properties fo:margin-top="0in" fo:margin-bottom="0.0835in" style:contextual-spacing="false"/>
      <style:text-properties fo:language="en" fo:country="US"/>
    </style:style>
    <style:style style:name="P5" style:family="paragraph" style:parent-style-name="Exalted">
      <style:paragraph-properties fo:margin-top="0in" fo:margin-bottom="0.0835in" style:contextual-spacing="false" fo:line-height="100%"/>
      <style:text-properties fo:language="en" fo:country="US" style:font-name-asian="Spectral1" style:font-name-complex="Spectral1"/>
    </style:style>
    <style:style style:name="P6" style:family="paragraph" style:parent-style-name="Exalted">
      <style:paragraph-properties fo:margin-top="0in" fo:margin-bottom="0.0835in" style:contextual-spacing="false" fo:line-height="100%"/>
      <style:text-properties fo:language="en" fo:country="US"/>
    </style:style>
    <style:style style:name="P7" style:family="paragraph" style:parent-style-name="Heading_20_2">
      <style:paragraph-properties fo:margin-top="0in" fo:margin-bottom="0in" style:contextual-spacing="false" fo:line-height="100%"/>
      <style:text-properties fo:language="en" fo:country="US"/>
    </style:style>
    <style:style style:name="P8" style:family="paragraph" style:parent-style-name="Heading_20_3">
      <style:paragraph-properties fo:margin-top="0in" fo:margin-bottom="0in" style:contextual-spacing="false" fo:line-height="100%"/>
      <style:text-properties style:font-name="Sorts Mill Goudy" fo:font-size="12pt" fo:language="en" fo:country="US" style:font-name-asian="Sorts Mill Goudy1" style:font-size-asian="12pt" style:font-name-complex="Sorts Mill Goudy1" style:font-size-complex="12pt"/>
    </style:style>
    <style:style style:name="P9" style:family="paragraph" style:parent-style-name="Heading_20_2">
      <style:text-properties fo:language="en" fo:country="US"/>
    </style:style>
    <style:style style:name="P10" style:family="paragraph" style:parent-style-name="Heading_20_3">
      <style:text-properties fo:language="en" fo:country="US"/>
    </style:style>
    <style:style style:name="P11" style:family="paragraph" style:parent-style-name="Heading_20_3">
      <style:paragraph-properties fo:margin-top="0.139in" fo:margin-bottom="0in" style:contextual-spacing="false" fo:line-height="100%"/>
      <style:text-properties fo:color="#3d85c6" loext:opacity="100%" fo:language="en" fo:country="US"/>
    </style:style>
    <style:style style:name="P12" style:family="paragraph" style:parent-style-name="Heading_20_1" style:master-page-name="Standard">
      <style:paragraph-properties style:page-number="1"/>
      <style:text-properties fo:language="en" fo:country="US"/>
    </style:style>
    <style:style style:name="T1" style:family="text">
      <style:text-properties fo:font-weight="bold" style:font-weight-asian="bold"/>
    </style:style>
    <style:style style:name="T2" style:family="text">
      <style:text-properties fo:font-weight="bold" style:font-name-asian="Spectral1" style:font-weight-asian="bold" style:font-name-complex="Spectral1"/>
    </style:style>
    <style:style style:name="T3" style:family="text">
      <style:text-properties style:font-name-asian="Spectral1" style:font-name-complex="Spectral1"/>
    </style:style>
    <style:style style:name="T4" style:family="text">
      <style:text-properties style:font-name="Liberation Serif" fo:font-size="12pt" fo:language="en" fo:country="US" style:font-name-asian="Segoe UI" style:font-size-asian="12pt" style:language-asian="en" style:country-asian="US" style:font-name-complex="Tahoma" style:font-size-complex="12pt" style:language-complex="en" style:country-complex="US"/>
    </style:style>
    <style:style style:name="Sect1" style:family="section">
      <style:section-properties style:writing-mode="lr-tb" style:editable="false">
        <style:columns fo:column-count="2" fo:column-gap="0.1252in">
          <style:column style:rel-width="32767*" fo:start-indent="0in" fo:end-indent="0.0626in"/>
          <style:column style:rel-width="32768*" fo:start-indent="0.0626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h text:style-name="P12" text:outline-level="1">Introduction</text:h>
        <text:h text:style-name="P7" text:outline-level="2">Character Creation</text:h>
        <text:p text:style-name="P3">The Infernals gain access to the domains of the realm of Malfeas, named for the Yozi they fall under: <text:span text:style-name="T1">Malfeas</text:span>, <text:span text:style-name="T1">Cecelyne, She Who Lives In Her Name, Adorjan</text:span>, and <text:span text:style-name="T1">Ebon Dragon</text:span>. </text:p>
        <text:p text:style-name="P3">There are more Yozi that may choose an Exalt, which may expand this Supernatural Ability List.</text:p>
        <text:p text:style-name="P3">The Infernal then gains an additional <text:span text:style-name="T1">Favored Ability</text:span> in the Supernatural Ability associated with their patron Yozi.</text:p>
        <text:p text:style-name="P3"><text:span text:style-name="T1">Green Sun Prince</text:span> The Infernal, by their nature, is respected and commands the denizens of Malfeas. So long as their (Essence) rating is higher than the demon’s, the Infernal may command a loose Demon to do something as though they had it as an Ally.</text:p>
        <text:p text:style-name="P3">However, this cannot directly interfere with orders, directions, or other restrictions placed on the Demon by entities with an Essence Rating higher than the Infernals, nor can it cause a summoned Demon to go against their Summons bindings.</text:p>
        <text:p text:style-name="P3">Infernal Sorcerers summoning do not need to make deals with Summoned Demons with (Essence) less than them, and can simply command them to do their bidding.</text:p>
        <text:p text:style-name="P3"><text:span text:style-name="T1">Cursed Riches</text:span> Once a Story, the Infernal may use up to 20 RES of Malfean resources to supplement their Projects. However, these cursed goods cause the Infernal to roll <text:span text:style-name="T1">one additional complication roll</text:span>.</text:p>
        <text:p text:style-name="P3">[[ May use them as Resources, but also cause problems]]</text:p>
        <text:h text:style-name="P9" text:outline-level="2">Supernatural Abilities</text:h>
        <text:h text:style-name="P8" text:outline-level="3">Malfeas</text:h>
        <text:p text:style-name="P3">[[Focuses on the concepts of <text:span text:style-name="T1">Raw Power,</text:span> <text:span text:style-name="T1">Domination</text:span>]]</text:p>
        <text:h text:style-name="P8" text:outline-level="3">Cecelyne</text:h>
        <text:p text:style-name="P3">[[Focuses on<text:span text:style-name="T1"> Hypocrisy</text:span> and <text:span text:style-name="T1">Desire</text:span>]].</text:p>
        <text:h text:style-name="P8" text:outline-level="3">She Who Lives In Her Name</text:h>
        <text:p text:style-name="P3">[[Focuses on <office:annotation office:name="__Annotation__56_2467662605" loext:resolved="false"><dc:creator>Cassandra Lone</dc:creator><dc:date>2020-10-04T15:22:41</dc:date><text:p><text:span text:style-name="T4">Maybe it could be phrased coldly absolute logic?</text:span></text:p></office:annotation><text:span text:style-name="T1">Cold, Unfeeling Logic</text:span><office:annotation-end office:name="__Annotation__56_2467662605"/> and <text:span text:style-name="T1">Utilitarianism</text:span>]]</text:p>
        <text:h text:style-name="P8" text:outline-level="3">Adorjan</text:h>
        <text:p text:style-name="P3">[[Focuses on <text:span text:style-name="T1">Freedom from all Bindings</text:span> ]]</text:p>
        <text:h text:style-name="P8" text:outline-level="3">Ebon Dragon</text:h>
        <text:p text:style-name="P3">[[Focuses on <text:span text:style-name="T1">Opposition </text:span>and <text:span text:style-name="T1">Retribution--</text:span>the ultimate <text:span text:style-name="T1">Nemesis</text:span> (In the classical sense) ]]</text:p>
        <text:h text:style-name="P9" text:outline-level="2">Castes</text:h>
        <text:h text:style-name="P10" text:outline-level="3">Cecelyne</text:h>
        <text:p text:style-name="P3">The Endless Desert spreads. By Spending a Strife Point, the Malefactor can take over a Lesser God’s domain for a day, such as a river, a field, or even a burgeoning village god.</text:p>
        <text:p text:style-name="P3">The domain becomes filled and descreted with the endless desert, where the Malefactor reigns. They hear all the prayers that would have been made to that God.</text:p>
        <text:p text:style-name="P3">In this blighted zone, all Summons of Demons may be made, regardless of the time of day. As well, it becomes an entry point into the Endless Desert, allowing those that desire to, or are hapless enough to fall prey to the desert, to start the five days journey into Malfeas.</text:p>
        <text:h text:style-name="P7" text:outline-level="2">Strife Expression</text:h>
        <text:h text:style-name="P11" text:outline-level="3">Infernal Spite</text:h>
        <text:p text:style-name="P5">The Infernal intimately knows failure, and feels its Spite close to their heart.</text:p>
        <text:p text:style-name="P6"><text:span text:style-name="T3">Spend a Strife Point, and choose a Favored Ability, and then one of the Nine Attributes. Immediately gain a number of </text:span><text:span text:style-name="T2">Spite </text:span><text:span text:style-name="T3">equal to their chosen Ability’s rating.</text:span></text:p>
        <text:p text:style-name="P6"><text:span text:style-name="T3">For the remainder of the scene, the Infernal may decrease any character’s number of successes equal to the number of </text:span><text:span text:style-name="T2">Spite</text:span><text:span text:style-name="T3"> expended, so long as they are using the targeted Attribute.</text:span></text:p>
        <text:p text:style-name="P6"><text:span text:style-name="T3">If the targeted character is ever forced to have negative successes, they immediately </text:span><text:span text:style-name="T2">Botch</text:span><text:span text:style-name="T3"> their roll.</text:span></text:p>
        <text:p text:style-name="P6"><text:span text:style-name="T3">The Infernal may regain their </text:span><text:span text:style-name="T2">Spite</text:span><text:span text:style-name="T3"> by sacrificing their own successes made when they use their chosen Favored Ability, at a rate of 1 success per 1 gained </text:span><text:span text:style-name="T2">Spite</text:span><text:span text:style-name="T3">.</text:span></text:p>
        <text:h text:style-name="P7" text:outline-level="2">Great Curse</text:h>
        <text:p text:style-name="P3">Infernals are <text:span text:style-name="T1">Influenced by their Coadjugator, </text:span>the demon who merged with the mortal to form the Infernal. They are often plagued by <text:span text:style-name="T1">inhuman, alien</text:span> desires and actions.</text:p>
        <text:p text:style-name="P4"/>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egoe UI" svg:font-family="'Segoe UI'"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Exalted" style:family="paragraph" style:default-outline-level="">
      <style:paragraph-properties fo:margin-left="0in" fo:margin-right="0in" fo:margin-top="0in" fo:margin-bottom="0.0598in" style:contextual-spacing="false" fo:line-height="100%" fo:text-align="start" style:justify-single-word="false" fo:orphans="0" fo:widows="0" fo:hyphenation-ladder-count="no-limit" fo:text-indent="0in" style:auto-text-indent="false"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Te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1</text:page-number></text:p>
      </style:footer>
      <style:footer-left>
        <text:p text:style-name="MP1"><text:page-number text:select-page="current">2</text:page-number></text:p>
      </style:footer-left>
    </style:master-page>
    <style:master-page style:name="Converted1" style:page-layout-name="Mpm2"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style:master-page style:name="First_20_Page" style:display-name="First Page" style:page-layout-name="Mpm3" draw:style-name="Mdp1"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1-03-21T15:26:30.529000000</dc:date>
    <meta:editing-cycles>10</meta:editing-cycles>
    <meta:editing-duration>PT51S</meta:editing-duration>
    <meta:generator>LibreOffice/7.0.4.2$Windows_X86_64 LibreOffice_project/dcf040e67528d9187c66b2379df5ea4407429775</meta:generator>
    <dc:creator>Samuel Smith</dc:creator>
    <meta:document-statistic meta:table-count="0" meta:image-count="0" meta:object-count="0" meta:page-count="1" meta:paragraph-count="39" meta:word-count="539" meta:character-count="3193" meta:non-whitespace-character-count="2693"/>
  </office:meta>
</office:document-meta>
</file>